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111in" fo:margin-left="-0.0486in" table:align="left" style:writing-mode="lr-tb"/>
    </style:style>
    <style:style style:name="Table1.A" style:family="table-column">
      <style:table-column-properties style:column-width="0.866in"/>
    </style:style>
    <style:style style:name="Table1.B" style:family="table-column">
      <style:table-column-properties style:column-width="0.1132in"/>
    </style:style>
    <style:style style:name="Table1.C" style:family="table-column">
      <style:table-column-properties style:column-width="0.8556in"/>
    </style:style>
    <style:style style:name="Table1.D" style:family="table-column">
      <style:table-column-properties style:column-width="2.1264in"/>
    </style:style>
    <style:style style:name="Table1.E" style:family="table-column">
      <style:table-column-properties style:column-width="3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lways"/>
    </style:style>
    <style:style style:name="Table1.22" style:family="table-row">
      <style:table-row-properties style:min-row-height="0.2361in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language="none" fo:country="none" fo:font-weight="bold" style:language-asian="none" style:country-asian="none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.1874in"/>
          <style:tab-stop style:position="0.8689in" style:type="center"/>
        </style:tab-stops>
      </style:paragraph-properties>
    </style:style>
    <style:style style:name="P6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8" style:family="paragraph" style:parent-style-name="Standard">
      <style:paragraph-properties fo:margin-left="0.0984in" fo:margin-right="0in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language="en" fo:country="GB" fo:font-weight="bold" style:language-asian="none" style:country-asian="none" style:font-weight-asian="bold"/>
    </style:style>
    <style:style style:name="P10" style:family="paragraph" style:parent-style-name="Standard">
      <style:text-properties fo:letter-spacing="0.0972in" fo:font-weight="bold" style:font-weight-asian="bold"/>
    </style:style>
    <style:style style:name="P11" style:family="paragraph" style:parent-style-name="Standard">
      <style:paragraph-properties fo:margin-left="0.2327in" fo:margin-right="0in" style:snap-to-layout-grid="false"/>
      <style:text-properties fo:language="en" fo:country="GB" fo:font-weight="bold" style:font-weight-asian="bold"/>
    </style:style>
    <style:style style:name="P12" style:family="paragraph" style:parent-style-name="Standard">
      <style:paragraph-properties fo:margin-left="0.0362in" fo:margin-right="0in" style:snap-to-layout-grid="false"/>
      <style:text-properties fo:language="en" fo:country="GB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left="0.0362in" fo:margin-right="0in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left="0.2327in" fo:margin-right="0in" style:snap-to-layout-grid="false"/>
      <style:text-properties fo:font-weight="bold" style:font-weight-asian="bold"/>
    </style:style>
    <style:style style:name="P16" style:family="paragraph" style:parent-style-name="Standard">
      <style:paragraph-properties fo:margin-left="0.3937in" fo:margin-right="0in" style:snap-to-layout-grid="false"/>
      <style:text-properties fo:font-weight="bold" style:font-weight-asian="bold"/>
    </style:style>
    <style:style style:name="P17" style:family="paragraph" style:parent-style-name="Standard">
      <style:paragraph-properties fo:margin-left="0.3937in" fo:margin-right="0in"/>
    </style:style>
    <style:style style:name="P18" style:family="paragraph" style:parent-style-name="Standard">
      <style:paragraph-properties fo:margin-left="0.3937in" fo:margin-right="0in"/>
      <style:text-properties fo:font-weight="bold" style:font-weight-asian="bold"/>
    </style:style>
    <style:style style:name="P19" style:family="paragraph" style:parent-style-name="Standard">
      <style:paragraph-properties fo:margin-left="0.2327in" fo:margin-right="0in"/>
    </style:style>
    <style:style style:name="P20" style:family="paragraph" style:parent-style-name="Standard">
      <style:paragraph-properties fo:margin-left="0.2327in" fo:margin-right="0in"/>
      <style:text-properties fo:font-size="9pt" fo:font-weight="bold" style:font-size-asian="9pt" style:font-weight-asian="bold" style:font-size-complex="9pt"/>
    </style:style>
    <style:style style:name="P21" style:family="paragraph" style:parent-style-name="Standard">
      <style:text-properties fo:font-size="9pt" fo:font-weight="bold" style:font-size-asian="9pt" style:font-weight-asian="bold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fo:language="none" fo:country="none" fo:font-weight="bold" style:font-size-asian="9pt" style:language-asian="none" style:country-asian="none" style:font-weight-asian="bold" style:font-size-complex="9pt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draw:frame draw:style-name="fr1" draw:name="Frame1" text:anchor-type="char" svg:x="0.9547in" svg:y="0.0146in" svg:width="0.8862in" svg:height="0.2362in" draw:z-index="1"><draw:text-box><text:p text:style-name="P2"><text:database-display text:table-name="" text:table-type="table" text:column-name="Fin_période_en_cours">«Fin_période_en_cours»</text:database-display></text:p></draw:text-box></draw:frame><draw:frame draw:style-name="fr1" draw:name="Frame2" text:anchor-type="char" svg:x="0.0311in" svg:y="0.0126in" svg:width="0.8862in" svg:height="0.2362in" draw:z-index="0"><draw:text-box><text:p text:style-name="P2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rows-spanned="8" office:value-type="string">
            <text:p text:style-name="P3"/>
            <text:p text:style-name="Standard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      <text:p text:style-name="Standard"><text:database-display text:table-name="" text:table-type="table" text:column-name="Numéro_et_voie">«Numéro_et_voie»</text:database-display></text:p>
            <text:p text:style-name="Standard"><text:database-display text:table-name="" text:table-type="table" text:column-name="auxiliaire_de_voie">«auxiliaire_de_voie»</text:database-display></text:p>
            <text:p text:style-name="Standard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  <text:p text:style-name="Standard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5"><text:span text:style-name="T1"><text:tab/><text:tab/></text:span><text:span text:style-name="T1"><text:database-display text:table-name="" text:table-type="table" text:column-name="No_immatriculation">«No_immatriculation»</text:database-display>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<text:database-display text:table-name="" text:table-type="table" text:column-name="No_police">«No_police»</text:database-display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<draw:frame draw:style-name="fr1" draw:name="Frame3" text:anchor-type="char" svg:x="1.7409in" svg:y="0.148in" svg:width="2.1252in" svg:height="0.2362in" draw:z-index="3"><draw:text-box><text:p text:style-name="P10"><text:database-display text:table-name="" text:table-type="table" text:column-name="Fin_période_en_cours">«Fin_période_en_cours»</text:database-display></text:p></draw:text-box></draw:frame><draw:frame draw:style-name="fr1" draw:name="Frame4" text:anchor-type="char" svg:x="-0.0937in" svg:y="0.1492in" svg:width="1.8346in" svg:height="0.2362in" draw:z-index="2"><draw:text-box><text:p text:style-name="P10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Standard"><text:span text:style-name="T1"><text:s text:c="33"/></text:span><text:span text:style-name="T1"><text:database-display text:table-name="" text:table-type="table" text:column-name="No_police">«No_police»</text:database-display>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13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Standard"><text:span text:style-name="T1"><text:database-display text:table-name="" text:table-type="table" text:column-name="Catégorie_véhicule1">«Catégorie_véhicule1»</text:database-display></text:span><text:span text:style-name="T1"><text:s text:c="26"/></text:span><text:span text:style-name="T1"><text:database-display text:table-name="" text:table-type="table" text:column-name="Marque">«Marque»</text:database-display>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2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2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2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2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7" table:number-columns-spanned="4" office:value-type="string">
            <text:p text:style-name="P16"/>
            <text:p text:style-name="P17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      <text:p text:style-name="P17"><text:database-display text:table-name="" text:table-type="table" text:column-name="Numéro_et_voie">«Numéro_et_voie»</text:database-display></text:p>
            <text:p text:style-name="P17"><text:database-display text:table-name="" text:table-type="table" text:column-name="auxiliaire_de_voie">«auxiliaire_de_voie»</text:database-display></text:p>
            <text:p text:style-name="P17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      <text:p text:style-name="P18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columns-spanned="4" office:value-type="string">
            <text:p text:style-name="P19"><text:span text:style-name="T2"><text:s text:c="36"/>GENERALI</text:span></text:p>
            <text:p text:style-name="P20"/>
            <text:p text:style-name="P20"/>
            <text:p text:style-name="P19"><text:span text:style-name="T2"><text:s text:c="36"/></text:span><text:span text:style-name="T2"><text:database-display text:table-name="" text:table-type="table" text:column-name="No_police">«No_police»</text:database-display>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><text:span text:style-name="T2"><text:s text:c="9"/></text:span><text:span text:style-name="T2"><text:database-display text:table-name="" text:table-type="table" text:column-name="No_immatriculation">«No_immatriculation»</text:database-display></text:span></text:p>
            <text:p text:style-name="Standard"><text:span text:style-name="T2"><text:s text:c="9"/></text:span><text:span text:style-name="T2"><text:database-display text:table-name="" text:table-type="table" text:column-name="titre">«titre»</text:database-display></text:span><text:span text:style-name="T2"><text:s/></text:span><text:span text:style-name="T2"><text:database-display text:table-name="" text:table-type="table" text:column-name="Nom_prénom_ou_Raison_sociale">«Nom_prénom_ou_Raison_sociale»</text:database-display></text:span></text:p>
            <text:p text:style-name="P21"/>
            <text:p text:style-name="Standard"><text:span text:style-name="T3"><text:s text:c="9"/></text:span><text:span text:style-name="T4"><text:database-display text:table-name="" text:table-type="table" text:column-name="Début_période_en_cours">«Début_période_en_cours»</text:database-display></text:span><text:span text:style-name="T4"><text:s text:c="3"/></text:span><text:span text:style-name="T4"><text:database-display text:table-name="" text:table-type="table" text:column-name="Fin_période_en_cours">«Fin_période_en_cours»</text:database-display></text:span></text:p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6535in" fo:margin-bottom="0.0984in" fo:margin-left="0.3154in" fo:margin-right="0.1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dc:subject/>
    <meta:keyword/>
    <meta:initial-creator>bai</meta:initial-creator>
    <meta:creation-date>1997-08-12T11:07:00</meta:creation-date>
    <dc:creator>SECRETARIAT</dc:creator>
    <dc:date>2013-10-04T11:12:00</dc:date>
    <meta:print-date>2001-11-22T16:12:00</meta:print-date>
    <meta:editing-cycles>186</meta:editing-cycles>
    <meta:editing-duration>PT3H55M</meta:editing-duration>
    <meta:document-statistic meta:table-count="1" meta:image-count="0" meta:object-count="0" meta:page-count="1" meta:paragraph-count="22" meta:word-count="29" meta:character-count="687" meta:non-whitespace-character-count="519"/>
    <meta:generator>LibreOffice/25.8.1.1$Windows_X86_64 LibreOffice_project/54047653041915e595ad4e45cccea684809c77b5</meta:generator>
  </office:meta>
</office:document-meta>
</file>